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75ba" officeooo:paragraph-rsid="000975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secret document.</text:p>
      <text:p text:style-name="P1"/>
      <text:p text:style-name="P1">Find me if you ca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Cohen</meta:initial-creator>
    <meta:creation-date>2019-02-12T23:28:01.663577314</meta:creation-date>
    <dc:date>2019-02-12T23:28:32.244673619</dc:date>
    <dc:creator>Mike Cohen</dc:creator>
    <meta:editing-duration>PT31S</meta:editing-duration>
    <meta:editing-cycles>1</meta:editing-cycles>
    <meta:generator>LibreOffice/6.1.4.2$Linux_X86_64 LibreOffice_project/10$Build-2</meta:generator>
    <meta:document-statistic meta:table-count="0" meta:image-count="0" meta:object-count="0" meta:page-count="1" meta:paragraph-count="2" meta:word-count="10" meta:character-count="45" meta:non-whitespace-character-count="37"/>
  </office:meta>
</office:document-meta>
</file>